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1EEF015A.jpg"/>
  <manifest:file-entry manifest:media-type="image/jpeg" manifest:full-path="Pictures/100000000000080000000614BEC10DA3.jpg"/>
  <manifest:file-entry manifest:media-type="image/jpeg" manifest:full-path="Pictures/10000000000003200000025853C3A246.jpg"/>
  <manifest:file-entry manifest:media-type="image/gif" manifest:full-path="Pictures/10000200000000B800000089535B0115.gif"/>
  <manifest:file-entry manifest:media-type="image/png" manifest:full-path="Pictures/1000000000000640000004B02C5236E4.png"/>
  <manifest:file-entry manifest:media-type="image/png" manifest:full-path="Pictures/10000201000000B000000083FEDA72A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start"/>
      <style:text-properties fo:font-family="'DejaVu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9" style:family="paragraph">
      <style:paragraph-properties fo:margin-left="1.2cm" fo:margin-right="0cm" fo:text-indent="-0.9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DejaVu Sans'" style:font-family-generic="swiss" style:font-pitch="variable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2">
        <office:forms form:automatic-focus="false" form:apply-design-mode="false"/>
        <draw:frame presentation:style-name="pr1" draw:text-style-name="P1" draw:layer="layout" svg:width="25.5cm" svg:height="3.507cm" svg:x="1cm" svg:y="0cm" presentation:class="title" presentation:user-transformed="true">
          <draw:text-box>
            <text:p text:style-name="P1">APRESENTAÇÃO</text:p>
          </draw:text-box>
        </draw:frame>
        <draw:frame draw:style-name="gr1" draw:text-style-name="P2" draw:layer="layout" svg:width="16.073cm" svg:height="11cm" svg:x="2.927cm" svg:y="5cm">
          <draw:image xlink:href="Pictures/10000200000000B800000089535B0115.gif" xlink:type="simple" xlink:show="embed" xlink:actuate="onLoad">
            <text:p/>
          </draw:image>
        </draw:frame>
        <draw:frame draw:style-name="gr1" draw:text-style-name="P2" draw:layer="layout" svg:width="4cm" svg:height="3cm" svg:x="23.6cm" svg:y="0.3cm">
          <draw:image xlink:href="Pictures/10000201000000B000000083FEDA72A4.png" xlink:type="simple" xlink:show="embed" xlink:actuate="onLoad">
            <text:p/>
          </draw:image>
        </draw:frame>
        <draw:frame draw:style-name="gr1" draw:text-style-name="P2" draw:layer="layout" svg:width="5.566cm" svg:height="4.5cm" svg:x="21.534cm" svg:y="5cm">
          <draw:image xlink:href="Pictures/10000000000003200000025853C3A246.jpg" xlink:type="simple" xlink:show="embed" xlink:actuate="onLoad">
            <text:p/>
          </draw:image>
        </draw:frame>
        <draw:frame draw:style-name="gr1" draw:text-style-name="P2" draw:layer="layout" svg:width="5.5cm" svg:height="4cm" svg:x="21.5cm" svg:y="10cm">
          <draw:image xlink:href="Pictures/1000000000000320000002581EEF015A.jpg" xlink:type="simple" xlink:show="embed" xlink:actuate="onLoad">
            <text:p/>
          </draw:image>
        </draw:frame>
        <draw:frame draw:style-name="gr1" draw:text-style-name="P2" draw:layer="layout" svg:width="5.5cm" svg:height="4.582cm" svg:x="21.5cm" svg:y="14.918cm">
          <draw:image xlink:href="Pictures/100000000000080000000614BEC10DA3.jpg" xlink:type="simple" xlink:show="embed" xlink:actuate="onLoad">
            <text:p/>
          </draw:image>
        </draw:frame>
        <draw:frame draw:style-name="gr2" draw:layer="layout" svg:width="18.5cm" svg:height="1.825cm" svg:x="2cm" svg:y="17cm">
          <draw:text-box>
            <text:p text:style-name="P2"><text:a xlink:href="http://www.infomanagerbrasil.com.br/">www.infomanagerbrasil.com.br</text:a></text:p>
            <text:p text:style-name="P2"><text:a xlink:href="mailto:comercial@infomanagerbrasil.com.br">comercial@infomanagerbrasil.com.br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2">
        <office:forms form:automatic-focus="false" form:apply-design-mode="false"/>
        <draw:frame presentation:style-name="pr1" draw:text-style-name="P1" draw:layer="layout" svg:width="25.5cm" svg:height="3.507cm" svg:x="1cm" svg:y="0cm" presentation:class="title" presentation:user-transformed="true">
          <draw:text-box>
            <text:p text:style-name="P1">BASE CIENTÍFICA</text:p>
          </draw:text-box>
        </draw:frame>
        <draw:frame draw:style-name="gr1" draw:text-style-name="P2" draw:layer="layout" svg:width="4cm" svg:height="3cm" svg:x="23.6cm" svg:y="0.3cm">
          <draw:image xlink:href="Pictures/10000201000000B000000083FEDA72A4.png" xlink:type="simple" xlink:show="embed" xlink:actuate="onLoad">
            <text:p/>
          </draw:image>
        </draw:frame>
        <draw:frame draw:style-name="gr2" draw:layer="layout" svg:width="26cm" svg:height="6.621cm" svg:x="1cm" svg:y="9.379cm">
          <draw:text-box>
            <text:p text:style-name="P4"><text:span text:style-name="T1">Gestão de conteúdo empresarial</text:span><text:span text:style-name="T2"> (conhecido pelo acrônimo </text:span><text:span text:style-name="T1">ECM - Enterprise Content Management</text:span><text:span text:style-name="T2">) é o conjunto de tecnologias usadas para </text:span><text:span text:style-name="T1">gerir o ciclo de vida das informações não-estruturadas de uma organização</text:span></text:p>
          </draw:text-box>
        </draw:frame>
        <draw:frame draw:style-name="gr2" draw:text-style-name="P5" draw:layer="layout" svg:width="7.5cm" svg:height="2.977cm" svg:x="1.5cm" svg:y="5.023cm">
          <draw:text-box>
            <text:p text:style-name="P5"><text:span text:style-name="T3">EC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2">
        <office:forms form:automatic-focus="false" form:apply-design-mode="false"/>
        <draw:frame presentation:style-name="pr1" draw:text-style-name="P1" draw:layer="layout" svg:width="25.5cm" svg:height="3.507cm" svg:x="1cm" svg:y="0cm" presentation:class="title" presentation:user-transformed="true">
          <draw:text-box>
            <text:p text:style-name="P1">SERVIÇOS</text:p>
          </draw:text-box>
        </draw:frame>
        <draw:frame draw:style-name="gr1" draw:text-style-name="P2" draw:layer="layout" svg:width="4cm" svg:height="3cm" svg:x="23.6cm" svg:y="0.3cm">
          <draw:image xlink:href="Pictures/10000201000000B000000083FEDA72A4.png" xlink:type="simple" xlink:show="embed" xlink:actuate="onLoad">
            <text:p/>
          </draw:image>
        </draw:frame>
        <draw:frame draw:style-name="gr4" draw:text-style-name="P4" draw:layer="layout" svg:width="26cm" svg:height="13.991cm" svg:x="2cm" svg:y="4.5cm">
          <draw:text-box>
            <text:p text:style-name="P4"><text:span text:style-name="T1">- Criação/Captura</text:span></text:p>
            <text:p text:style-name="P4"><text:span text:style-name="T1">- <text:s/>Armazenamento</text:span></text:p>
            <text:p text:style-name="P4"><text:span text:style-name="T1">- <text:s/>Versionamento</text:span></text:p>
            <text:p text:style-name="P4"><text:span text:style-name="T1">- <text:s/>Indexação</text:span></text:p>
            <text:p text:style-name="P4"><text:span text:style-name="T1">- <text:s/>Gestão</text:span></text:p>
            <text:p text:style-name="P4"><text:span text:style-name="T1">- <text:s/>Limpeza</text:span></text:p>
            <text:p text:style-name="P4"><text:span text:style-name="T1">- <text:s/>Distribuição</text:span></text:p>
            <text:p text:style-name="P4"><text:span text:style-name="T1">- <text:s/>Publicação</text:span></text:p>
            <text:p text:style-name="P4"><text:span text:style-name="T1">- <text:s/>Pesquisa </text:span></text:p>
            <text:p text:style-name="P4"><text:span text:style-name="T1">- <text:s/>Arquivamento</text:span></text:p>
          </draw:text-box>
        </draw:frame>
        <draw:frame draw:style-name="gr2" draw:text-style-name="P7" draw:layer="layout" svg:width="21.5cm" svg:height="1.132cm" svg:x="2.5cm" svg:y="19cm">
          <draw:text-box>
            <text:p text:style-name="P6"><text:span text:style-name="T4">relacionando os conteúdos e processos de negóci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2">
        <office:forms form:automatic-focus="false" form:apply-design-mode="false"/>
        <draw:frame presentation:style-name="pr1" draw:text-style-name="P1" draw:layer="layout" svg:width="25.5cm" svg:height="3.507cm" svg:x="1cm" svg:y="0cm" presentation:class="title" presentation:user-transformed="true">
          <draw:text-box>
            <text:p text:style-name="P1">PRODUTOS</text:p>
          </draw:text-box>
        </draw:frame>
        <draw:frame draw:style-name="gr1" draw:text-style-name="P2" draw:layer="layout" svg:width="4cm" svg:height="3cm" svg:x="23.6cm" svg:y="0.3cm">
          <draw:image xlink:href="Pictures/10000201000000B000000083FEDA72A4.png" xlink:type="simple" xlink:show="embed" xlink:actuate="onLoad">
            <text:p/>
          </draw:image>
        </draw:frame>
        <draw:frame draw:style-name="gr5" draw:text-style-name="P8" draw:layer="layout" svg:width="22cm" svg:height="13.825cm" svg:x="2cm" svg:y="5.5cm">
          <draw:text-box>
            <text:p text:style-name="P8"><text:span text:style-name="T5">- <text:s/>I N F O D I G I</text:span></text:p>
            <text:p text:style-name="P8"><text:span text:style-name="T6"><text:s text:c="7"/></text:span><text:span text:style-name="T6">(SERVIÇO)</text:span></text:p>
            <text:p text:style-name="P8"><text:span text:style-name="T7"/></text:p>
            <text:p text:style-name="P8"><text:span text:style-name="T5">- <text:s/>I N F O D O C</text:span></text:p>
            <text:p text:style-name="P8"><text:span text:style-name="T6"><text:s text:c="7"/></text:span><text:span text:style-name="T6">(SOFTWARE)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5">- <text:s/>I N F O G U A R D A</text:span></text:p>
            <text:p text:style-name="P8"><text:span text:style-name="T6"><text:s text:c="7"/></text:span><text:span text:style-name="T6">(SERVIÇO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2">
        <office:forms form:automatic-focus="false" form:apply-design-mode="false"/>
        <draw:frame presentation:style-name="pr1" draw:text-style-name="P1" draw:layer="layout" svg:width="25.5cm" svg:height="3.507cm" svg:x="1cm" svg:y="0cm" presentation:class="title" presentation:user-transformed="true">
          <draw:text-box>
            <text:p text:style-name="P1">INFODIGI</text:p>
          </draw:text-box>
        </draw:frame>
        <draw:frame draw:style-name="gr1" draw:text-style-name="P2" draw:layer="layout" svg:width="4cm" svg:height="3cm" svg:x="23.6cm" svg:y="0.3cm">
          <draw:image xlink:href="Pictures/10000201000000B000000083FEDA72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NFOMANAGER</text:p>
          </draw:text-box>
        </draw:frame>
        <draw:frame presentation:style-name="pr3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Infomanager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7-19T20:38:19</meta:creation-date>
    <dc:language>fi-FI</dc:language>
    <meta:editing-cycles>7</meta:editing-cycles>
    <meta:editing-duration>PT00H53M14S</meta:editing-duration>
    <dc:date>2009-07-19T21:31:30</dc:date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lossy.otp"/>
  </office:meta>
</office:document-meta>
</file>